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5cm" fo:min-width="18.5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fo:min-height="8.65cm"/>
    </style:style>
    <style:style style:name="gr4" style:family="graphic" style:parent-style-name="standard">
      <style:graphic-properties draw:fill-color="#41a8d7" draw:textarea-horizontal-align="justify" draw:textarea-vertical-align="middle" draw:auto-grow-height="false" fo:min-height="1.974cm" fo:min-width="4.224cm" fo:wrap-option="no-wrap"/>
    </style:style>
    <style:style style:name="gr5" style:family="graphic" style:parent-style-name="standard">
      <style:graphic-properties draw:fill-color="#f4f4ed" draw:textarea-horizontal-align="justify" draw:textarea-vertical-align="middle" draw:auto-grow-height="false" fo:min-height="2.158cm" fo:min-width="3.852cm" fo:wrap-option="no-wrap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288bc7" fo:min-height="1.05cm"/>
    </style:style>
    <style:style style:name="gr8" style:family="graphic" style:parent-style-name="standard">
      <style:graphic-properties draw:fill-color="#288bc7" draw:textarea-horizontal-align="justify" draw:textarea-vertical-align="middle" draw:auto-grow-height="false" fo:min-height="2.25cm" fo:min-width="4.408cm" fo:wrap-option="no-wrap"/>
    </style:style>
    <style:style style:name="gr9" style:family="graphic" style:parent-style-name="standard">
      <style:graphic-properties draw:fill-color="#a7bbcd" draw:textarea-horizontal-align="justify" draw:textarea-vertical-align="middle" draw:auto-grow-height="false" fo:min-height="1.51cm" fo:min-width="3.946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fill-color="#3f3f37" draw:textarea-horizontal-align="justify" draw:textarea-vertical-align="middle" draw:auto-grow-height="false" fo:min-height="2.25cm" fo:min-width="4.594cm" fo:wrap-option="no-wrap"/>
    </style:style>
    <style:style style:name="gr12" style:family="graphic" style:parent-style-name="standard">
      <style:graphic-properties draw:stroke="none" svg:stroke-color="#000000" draw:fill="none" draw:fill-color="#3f3f37" fo:min-height="1.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41a8d7"/>
      <style:paragraph-properties fo:text-align="center"/>
    </style:style>
    <style:style style:name="P4" style:family="paragraph">
      <loext:graphic-properties draw:fill-color="#f4f4ed"/>
      <style:paragraph-properties fo:text-align="center"/>
    </style:style>
    <style:style style:name="P5" style:family="paragraph">
      <loext:graphic-properties draw:fill="none" draw:fill-color="#288bc7"/>
    </style:style>
    <style:style style:name="P6" style:family="paragraph">
      <loext:graphic-properties draw:fill-color="#288bc7"/>
      <style:paragraph-properties fo:text-align="center"/>
    </style:style>
    <style:style style:name="P7" style:family="paragraph">
      <loext:graphic-properties draw:fill-color="#a7bbcd"/>
      <style:paragraph-properties fo:text-align="center"/>
    </style:style>
    <style:style style:name="P8" style:family="paragraph">
      <loext:graphic-properties draw:fill-color="#3f3f37"/>
      <style:paragraph-properties fo:text-align="center"/>
    </style:style>
    <style:style style:name="P9" style:family="paragraph">
      <loext:graphic-properties draw:fill="none" draw:fill-color="#3f3f3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3.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3cm" svg:height="1.8cm" svg:x="8cm" svg:y="1.2cm">
          <draw:text-box>
            <text:p>Charte Graphique</text:p>
          </draw:text-box>
        </draw:frame>
        <draw:frame draw:style-name="gr3" draw:text-style-name="P2" draw:layer="layout" svg:width="16.3cm" svg:height="11.627cm" svg:x="1cm" svg:y="4.6cm">
          <draw:text-box>
            <text:p>Comment ai-je organisé mon site ?</text:p>
            <text:p/>
            <text:p>En utilisant un concept simple et efficace ,j’ai voulu répondre aux <text:s/>attentes de mon client.</text:p>
            <text:p/>
            <text:p>Originalité.</text:p>
            <text:p>Essentiel.</text:p>
            <text:p>Organisé.</text:p>
            <text:p/>
            <text:p/>
            <text:p>Capter l’attention de l’utilisateur ?</text:p>
            <text:p>Je me suis basé sur le concept ‘’Flat-design’’.</text:p>
            <text:p/>
            <text:p/>
            <text:p/>
            <text:p/>
          </draw:text-box>
        </draw:frame>
        <draw:custom-shape draw:style-name="gr4" draw:text-style-name="P3" draw:layer="layout" svg:width="5.1cm" svg:height="2.4cm" svg:x="1.3cm" svg:y="13.8cm">
          <text:p/>
          <draw:enhanced-geometry svg:viewBox="0 0 21600 21600" draw:text-areas="800 800 20800 20800" draw:type="round-rectangular-callout" draw:modifiers="6148.44148206234 22103.7900874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.7cm" svg:height="2.6cm" svg:x="7.3cm" svg:y="13.9cm">
          <text:p/>
          <draw:enhanced-geometry svg:viewBox="0 0 21600 21600" draw:text-areas="800 800 20800 20800" draw:type="round-rectangular-callout" draw:modifiers="6170.77217613274 20503.8062283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5cm" svg:height="1.7cm" svg:x="8.8cm" svg:y="14.6cm">
          <draw:text-box>
            <text:p>#FFF</text:p>
            <text:p>Body</text:p>
          </draw:text-box>
        </draw:frame>
        <draw:frame draw:style-name="gr7" draw:text-style-name="P5" draw:layer="layout" svg:width="5.7cm" svg:height="2.384cm" svg:x="1.2cm" svg:y="13.9cm">
          <draw:text-box>
            <text:p>#46aeda</text:p>
            <text:p>#cfd2cd</text:p>
            <text:p>logo</text:p>
          </draw:text-box>
        </draw:frame>
        <draw:custom-shape draw:style-name="gr8" draw:text-style-name="P6" draw:layer="layout" svg:width="5.3cm" svg:height="2.7cm" svg:x="12.9cm" svg:y="14.1cm">
          <text:p/>
          <draw:enhanced-geometry svg:viewBox="0 0 21600 21600" draw:text-areas="800 800 20800 20800" draw:type="round-rectangular-callout" draw:modifiers="5223.76910016978 21807.9229914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7cm" svg:height="1.8cm" svg:x="13cm" svg:y="14.2cm">
          <draw:text-box>
            <text:p>#288bc7</text:p>
            <text:p>nav</text:p>
          </draw:text-box>
        </draw:frame>
        <draw:custom-shape draw:style-name="gr9" draw:text-style-name="P7" draw:layer="layout" svg:width="4.8cm" svg:height="1.9cm" svg:x="1.5cm" svg:y="18.7cm">
          <text:p/>
          <draw:enhanced-geometry svg:viewBox="0 0 21600 21600" draw:text-areas="800 800 20800 20800" draw:type="round-rectangular-callout" draw:modifiers="6267.19433451364 22406.7332982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" draw:layer="layout" svg:width="8.5cm" svg:height="1.673cm" svg:x="1.5cm" svg:y="18.8cm">
          <draw:text-box>
            <text:p>#cfd2cd</text:p>
            <text:p>footer</text:p>
          </draw:text-box>
        </draw:frame>
        <draw:custom-shape draw:style-name="gr11" draw:text-style-name="P8" draw:layer="layout" svg:width="5.5cm" svg:height="2.7cm" svg:x="8cm" svg:y="18.1cm">
          <text:p/>
          <draw:enhanced-geometry svg:viewBox="0 0 21600 21600" draw:text-areas="800 800 20800 20800" draw:type="round-rectangular-callout" draw:modifiers="4880.71259770951 21703.9614957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9" draw:layer="layout" svg:width="6.2cm" svg:height="2.384cm" svg:x="7.8cm" svg:y="18.7cm">
          <draw:text-box>
            <text:p>H1</text:p>
            <text:p>#3f3f37</text:p>
            <text:p>#288bc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09:37:54.865068820</meta:creation-date>
    <dc:date>2017-03-20T10:04:50.088893887</dc:date>
    <meta:editing-duration>PT6M22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